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tDefinition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create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setAdapterClass( Class adap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.addTask( Task nested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SetDef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eSetDefinition.getPre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getTypeClass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checkClass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set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PreSetDefinition( AntTypeDefinition parent , Unknown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SetDefinition.similarDefinition( AntTypeDefinition other , Project pro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SetDefinition.sameDefinition( AntTypeDefinition other , Project pro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tDefinition.createOb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setAdaptToClass( Class adapt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tDefinition.getExposedClass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